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5.588cm"/>
    </style:style>
    <style:style style:name="Tabla1.B" style:family="table-column">
      <style:table-column-properties style:column-width="1.88cm"/>
    </style:style>
    <style:style style:name="Tabla1.C" style:family="table-column">
      <style:table-column-properties style:column-width="9.532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3">
      <style:paragraph-properties fo:margin-left="0cm" fo:margin-right="0cm" fo:margin-top="0cm" fo:margin-bottom="0.247cm" style:contextual-spacing="false" fo:text-indent="0cm" style:auto-text-indent="false"/>
    </style:style>
    <style:style style:name="P2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Quotations" style:list-style-name="L5">
      <style:paragraph-properties fo:margin-left="1cm" fo:margin-right="1cm" fo:margin-top="0cm" fo:margin-bottom="0.499cm" style:contextual-spacing="false" fo:text-indent="0cm" style:auto-text-indent="false" fo:padding="0cm" fo:border="none"/>
    </style:style>
    <style:style style:name="P4" style:family="paragraph" style:parent-style-name="Quotations">
      <style:paragraph-properties fo:margin-left="1cm" fo:margin-right="1cm" fo:margin-top="0cm" fo:margin-bottom="0.499cm" style:contextual-spacing="false" fo:text-indent="0cm" style:auto-text-indent="false"/>
    </style:style>
    <style:style style:name="P5" style:family="paragraph" style:parent-style-name="Quotations" style:list-style-name="L12">
      <style:paragraph-properties fo:margin-left="1cm" fo:margin-right="1cm" fo:margin-top="0cm" fo:margin-bottom="0.499cm" style:contextual-spacing="false" fo:text-indent="0cm" style:auto-text-indent="false" fo:padding="0cm" fo:border="none"/>
    </style:style>
    <style:style style:name="P6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2" style:family="paragraph" style:parent-style-name="Text_20_body" style:list-style-name="L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" style:family="paragraph" style:parent-style-name="Text_20_body" style:list-style-name="L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" style:family="paragraph" style:parent-style-name="Text_20_body" style:list-style-name="L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" style:family="paragraph" style:parent-style-name="Text_20_body" style:list-style-name="L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7" style:family="paragraph" style:parent-style-name="Text_20_body" style:list-style-name="L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8" style:family="paragraph" style:parent-style-name="Text_20_body" style:list-style-name="L1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9" style:family="paragraph" style:parent-style-name="Text_20_body" style:list-style-name="L1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" style:family="paragraph" style:parent-style-name="Text_20_body" style:list-style-name="L1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" style:family="paragraph" style:parent-style-name="Text_20_body" style:list-style-name="L14">
      <style:paragraph-properties fo:margin-left="0cm" fo:margin-right="0cm" fo:margin-top="0cm" fo:margin-bottom="0.247cm" style:contextual-spacing="false" fo:text-indent="0cm" style:auto-text-indent="false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💡 Ejercicio Tinkercad: Control de LED con LDR (Fotorresistor)</text:h>
      <text:p text:style-name="P8">El objetivo es hacer que un LED se encienda automáticamente cuando la luz ambiental (la que recibe el LDR) es baja (simulando una luz de noche o de calle).</text:p>
      <text:h text:style-name="P1" text:outline-level="3">1. 🛠️ Componentes Necesarios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7"><text:span text:style-name="Strong_20_Emphasis">Componente</text:span></text:p>
            </table:table-cell>
            <table:table-cell table:style-name="Tabla1.A1" office:value-type="string">
              <text:p text:style-name="P7"><text:span text:style-name="Strong_20_Emphasis">Cantidad</text:span></text:p>
            </table:table-cell>
            <table:table-cell table:style-name="Tabla1.A1" office:value-type="string">
              <text:p text:style-name="P7"><text:span text:style-name="Strong_20_Emphasis">Función</text:span></text:p>
            </table:table-cell>
          </table:table-row>
        </table:table-header-rows>
        <table:table-row>
          <table:table-cell table:style-name="Tabla1.A1" office:value-type="string">
            <text:p text:style-name="P6">Placa de pruebas (Protoboard)</text:p>
          </table:table-cell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6">Para el montaje.</text:p>
          </table:table-cell>
        </table:table-row>
        <table:table-row>
          <table:table-cell table:style-name="Tabla1.A1" office:value-type="string">
            <text:p text:style-name="P6">Fuente de Alimentación ($5 \text{ V}$)</text:p>
          </table:table-cell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6">Suministro de energía.</text:p>
          </table:table-cell>
        </table:table-row>
        <table:table-row>
          <table:table-cell table:style-name="Tabla1.A1" office:value-type="string">
            <text:p text:style-name="P6">LDR (Fotorresistor)</text:p>
          </table:table-cell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6">El componente sensor (su resistencia varía con la luz).</text:p>
          </table:table-cell>
        </table:table-row>
        <table:table-row>
          <table:table-cell table:style-name="Tabla1.A1" office:value-type="string">
            <text:p text:style-name="P6">Resistencia Fija ($\text{R}_{\text{B}}$)</text:p>
          </table:table-cell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6">Resistencia de Bias (polarización) (Ej. $10 \text{ k}\Omega$).</text:p>
          </table:table-cell>
        </table:table-row>
        <table:table-row>
          <table:table-cell table:style-name="Tabla1.A1" office:value-type="string">
            <text:p text:style-name="P6">Transistor NPN (Ej. 2N2222)</text:p>
          </table:table-cell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6">Actúa como interruptor para controlar la corriente del LED.</text:p>
          </table:table-cell>
        </table:table-row>
        <table:table-row>
          <table:table-cell table:style-name="Tabla1.A1" office:value-type="string">
            <text:p text:style-name="P6">LED (Cualquier color)</text:p>
          </table:table-cell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6">La carga que vamos a controlar.</text:p>
          </table:table-cell>
        </table:table-row>
        <table:table-row>
          <table:table-cell table:style-name="Tabla1.A1" office:value-type="string">
            <text:p text:style-name="P6">Resistencia ($\text{R}_{\text{L}}$)</text:p>
          </table:table-cell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6">Resistencia limitadora de corriente para el LED (Ej. $220 \text{ \Omega}$).</text:p>
          </table:table-cell>
        </table:table-row>
      </table:table>
      <text:h text:style-name="P1" text:outline-level="3">2. 🔌 Conexiones Paso a Paso</text:h>
      <text:h text:style-name="P2" text:outline-level="4">A. Circuito Sensor (Divisor de Voltaje)</text:h>
      <text:p text:style-name="P8">El LDR y $\text{R}_{\text{B}}$ forman un divisor de voltaje que determinará la sensibilidad del circuito:</text:p>
      <text:list text:style-name="L9">
        <text:list-item>
          <text:p text:style-name="P17">LDR: Conecta un terminal del LDR al carril positivo ($+\text{V}$).</text:p>
        </text:list-item>
        <text:list-item>
          <text:p text:style-name="P17">Resistencia de Polarización ($\text{R}_{\text{B}}$): Conecta $\text{R}_{\text{B}}$ ($10 \text{ k}\Omega$) desde el otro terminal del LDR hasta el carril negativo (GND).</text:p>
        </text:list-item>
        <text:list-item>
          <text:p text:style-name="P17">Salida de Voltaje: El punto de conexión entre el LDR y $\text{R}_{\text{B}}$ es la salida del sensor. Este voltaje es el que controlará al transistor.</text:p>
          <text:list>
            <text:list-item>
              <text:p text:style-name="P17">Recuerda la propiedad del LDR:</text:p>
              <text:list>
                <text:list-item>
                  <text:p text:style-name="P17">Mucha Luz: Resistencia del LDR es baja. El voltaje en el punto de unión es bajo (cercano a GND).</text:p>
                </text:list-item>
                <text:list-item>
                  <text:p text:style-name="P17">Poca Luz (Oscuridad): Resistencia del LDR es alta. El voltaje en el punto de unión es alto (cercano a $+\text{V}$).</text:p>
                </text:list-item>
              </text:list>
            </text:list-item>
          </text:list>
        </text:list-item>
      </text:list>
      <text:h text:style-name="P2" text:outline-level="4">B. Circuito de Control (Transistor como Interruptor)</text:h>
      <text:list text:style-name="L10">
        <text:list-item>
          <text:p text:style-name="P18">Conexión de Base: Conecta el punto de unión entre el LDR y $\text{R}_{\text{B}}$ a la Base (B) del transistor NPN.</text:p>
        </text:list-item>
        <text:list-item>
          <text:p text:style-name="P18">Emisor a Tierra: Conecta el Emisor (E) del transistor a GND.</text:p>
        </text:list-item>
      </text:list>
      <text:h text:style-name="P2" text:outline-level="4"><text:soft-page-break/>C. Circuito de Carga (LED)</text:h>
      <text:list text:style-name="L11">
        <text:list-item>
          <text:p text:style-name="P19">Resistencia y LED: Conecta el Colector (C) del transistor a la Resistencia $\text{R}_{\text{L}}$ ($220 \text{ \Omega}$).</text:p>
        </text:list-item>
        <text:list-item>
          <text:p text:style-name="P19">Alimentación del LED: Conecta el otro extremo de $\text{R}_{\text{L}}$ al Ánodo (pata larga) del LED.</text:p>
        </text:list-item>
        <text:list-item>
          <text:p text:style-name="P19">Tierra del LED: Conecta el Cátodo (pata corta) del LED al carril positivo ($+\text{V}$).</text:p>
        </text:list-item>
      </text:list>
      <text:p text:style-name="P4">¡Advertencia Importante! Para este circuito, hemos conectado el LED entre el $+\text{V}$ y el Colector del transistor (configuración pull-up) para lograr el comportamiento de "luz de noche".</text:p>
      <text:list text:style-name="L12">
        <text:list-item>
          <text:p text:style-name="P5">Cuando el transistor se activa (mucha corriente de Base), el Colector va a GND, y el LED se APAGA.</text:p>
        </text:list-item>
        <text:list-item>
          <text:p text:style-name="P5">Cuando el transistor se apaga (poca corriente de Base), el Colector va a $+\text{V}$, y el LED se ENCIENDE.</text:p>
        </text:list-item>
      </text:list>
      <text:h text:style-name="P1" text:outline-level="3">3. ▶️ Simulación y Comprobación</text:h>
      <text:list text:style-name="L13">
        <text:list-item>
          <text:p text:style-name="P20">Inicia la Simulación en Tinkercad.</text:p>
        </text:list-item>
        <text:list-item>
          <text:p text:style-name="P20">Control del LDR: Haz clic en el componente LDR. Aparecerá un deslizador que te permite simular la intensidad de la luz ambiental.</text:p>
          <text:list>
            <text:list-item>
              <text:p text:style-name="P20">Simulando el Día (Mucha Luz): Mueve el deslizador del LDR hacia la luz brillante.</text:p>
              <text:list>
                <text:list-item>
                  <text:p text:style-name="P20">Resultado del Sensor: El LDR tiene baja resistencia $\rightarrow$ el voltaje en la Base es bajo.</text:p>
                </text:list-item>
                <text:list-item>
                  <text:p text:style-name="P20">Resultado del Transistor: El transistor NPN está en corte (apagado).</text:p>
                </text:list-item>
                <text:list-item>
                  <text:p text:style-name="P20">Observación: El LED permanece APAGADO.</text:p>
                </text:list-item>
              </text:list>
            </text:list-item>
            <text:list-item>
              <text:p text:style-name="P20">Simulando la Noche (Poca Luz): Mueve el deslizador del LDR hacia la oscuridad.</text:p>
              <text:list>
                <text:list-item>
                  <text:p text:style-name="P20">Resultado del Sensor: El LDR tiene alta resistencia $\rightarrow$ el voltaje en la Base es alto.</text:p>
                </text:list-item>
                <text:list-item>
                  <text:p text:style-name="P20">Resultado del Transistor: El transistor NPN entra en saturación (encendido), permitiendo el flujo de corriente del Colector al Emisor.</text:p>
                </text:list-item>
                <text:list-item>
                  <text:p text:style-name="P20">Observación: El LED se ENCIENDE, actuando como una luz de noche automática.</text:p>
                </text:list-item>
              </text:list>
            </text:list-item>
          </text:list>
        </text:list-item>
      </text:list>
      <text:h text:style-name="P1" text:outline-level="3">4. 📝 Conclusión</text:h>
      <text:p text:style-name="P8">Con este ejercicio, se comprueba:</text:p>
      <text:list text:style-name="L14">
        <text:list-item>
          <text:p text:style-name="P21">El LDR convierte la intensidad de la luz en una variación de resistencia.</text:p>
        </text:list-item>
        <text:list-item>
          <text:p text:style-name="P21">El divisor de voltaje (LDR y $\text{R}_{\text{B}}$) convierte esa variación de resistencia en una variación de voltaje.</text:p>
        </text:list-item>
        <text:list-item>
          <text:p text:style-name="P21">El transistor actúa como un interruptor sensible al voltaje, permitiendo que la señal analógica del LDR controle una carga digital (encendido/apagado del LED).</text:p>
        </text:list-item>
      </text:list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0:23:50.965980662</meta:creation-date>
    <dc:date>2025-12-15T11:06:00.891541812</dc:date>
    <meta:editing-duration>PT42M9S</meta:editing-duration>
    <meta:editing-cycles>3</meta:editing-cycles>
    <meta:generator>LibreOffice/24.2.2.2$Linux_X86_64 LibreOffice_project/d56cc158d8a96260b836f100ef4b4ef25d6f1a01</meta:generator>
    <meta:print-date>2025-12-15T11:03:45.211016078</meta:print-date>
    <meta:printed-by>Archivos PDF</meta:printed-by>
    <meta:document-statistic meta:table-count="1" meta:image-count="0" meta:object-count="0" meta:page-count="3" meta:paragraph-count="62" meta:word-count="628" meta:character-count="3850" meta:non-whitespace-character-count="3310"/>
  </office:meta>
</office:document-meta>
</file>